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margin-top="0cm" fo:margin-bottom="0.353cm" fo:line-height="115%"/>
    </style:style>
    <style:style style:name="P4" style:family="paragraph" style:parent-style-name="Standard">
      <style:paragraph-properties fo:margin-left="0cm" fo:margin-right="0cm" fo:text-align="center" style:justify-single-word="false" fo:text-indent="0cm" style:auto-text-indent="false" fo:break-before="pag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Times New Roman" fo:font-size="12pt" style:font-size-asian="12pt" style:font-name-complex="Times New Roman1" style:font-size-complex="12pt"/>
    </style:style>
    <style:style style:name="P7" style:family="paragraph" style:parent-style-name="Standard" style:master-page-name="Standard">
      <style:paragraph-properties fo:margin-left="0cm" fo:margin-right="0cm" fo:text-align="start" style:justify-single-word="false" fo:text-indent="0cm" style:auto-text-indent="false" style:page-number="auto"/>
      <style:text-properties style:text-underline-style="none"/>
    </style:style>
    <style:style style:name="P8" style:family="paragraph" style:parent-style-name="Standard">
      <style:paragraph-properties fo:margin-left="0cm" fo:margin-right="0cm" fo:text-indent="0cm" style:auto-text-indent="false" style:writing-mode="lr-tb"/>
    </style:style>
    <style:style style:name="P9" style:family="paragraph" style:parent-style-name="Standard">
      <style:paragraph-properties fo:margin-left="3.81cm" fo:margin-right="0cm" fo:text-indent="0cm" style:auto-text-indent="false"/>
    </style:style>
    <style:style style:name="P10" style:family="paragraph" style:parent-style-name="Standard">
      <style:paragraph-properties style:writing-mode="lr-tb"/>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text-underline-style="none" style:font-size-asian="12pt" style:font-name-complex="Times New Roman1" style:font-size-complex="12pt"/>
    </style:style>
    <style:style style:name="T5"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font-style-complex="italic"/>
    </style:style>
    <style:style style:name="T8" style:family="text">
      <style:text-properties style:font-name="Times New Roman" fo:font-size="16pt" style:text-underline-style="solid" style:text-underline-width="auto" style:text-underline-color="font-color" style:font-size-asian="16pt" style:font-name-complex="Times New Roman1" style:font-size-complex="16pt"/>
    </style:style>
    <style:style style:name="T9" style:family="text">
      <style:text-properties style:text-underline-style="solid" style:text-underline-width="auto" style:text-underline-color="font-color"/>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ourse: TTS<text:tab/><text:tab/><text:tab/><text:tab/>Date: 04/10/12<text:tab/><text:tab/>Student ID: 0943941</text:span></text:p>
      <text:p text:style-name="P1"><text:span text:style-name="T2">Summary of Programming and Design Decisions</text:span></text:p>
      <text:p text:style-name="Standard"><text:bookmark text:name="_GoBack"/><text:span text:style-name="T3">A successful web crawler should be able to accomplish the following: obey the rules regarding its crawling, detect and maintain a list of visited web sites, utilize a method for handling priority, and function at a high performance. My implementation of this local crawler has fulfilled these requirements, with several key design decisions along the way. </text:span></text:p>
      <text:p text:style-name="Standard"><text:span text:style-name="T3">To obey the limitations of robots.txt, I used Python’s module ‘robotparser’. While it could verify that my crawler could access a link, robotparser does not check either the request rate or crawl delay attributes. To account for these, and make the crawler behave in accordance with the rules, I wrote two regular expressions to determine the values at these points. These times are then included in the crawling function as pauses in execution, or set to zero if not found. </text:span></text:p>
      <text:p text:style-name="Standard"><text:span text:style-name="T3">After determining the rules, I fetched the HTML source with urllib. Urllib2 was considered, but urllib had all required functionality, and was smaller. If this web crawler were to be used outside of an academic setting, urllib2 would be preferential for its recentness. </text:span></text:p>
      <text:p text:style-name="Standard"><text:span text:style-name="T3">To parse the HTML, I used the find command to search for ‘&lt;!-- CONTENT --&gt;’ and ‘&lt;!-- /CONTENT --&gt;’ within the string, sending the URLs without them to a ‘broken URL’ list. To do so assumes that the HTML code is well-formed. If the HTML source contains the Content tags, the URL is added to list of visited pages, and the crawl of the page begins.</text:span></text:p>
      <text:p text:style-name="Standard"><text:span text:style-name="T3">I used both the software package ‘Beautiful Soup’ and my own regular expression to find the URLs within the content tags. My regular expression assumes two things: that all href tags will be located within an &lt;a&gt; &lt;/a&gt; pair, as per HTML convention, and that a valid URL will be of the form ‘http://’, ‘http://www.’ or be a local link. Each valid URL must end in .html, and can only contain alphanumeric characters (&amp; and %, while valid URL symbols, cannot be detected within my regular expression). Both my parser and Beautiful Soup return the same amount of URLs, indicating a comparable performance. </text:span></text:p>
      <text:p text:style-name="Standard"><text:span text:style-name="T3">Once a list of successful URLs has been taken from page, you confirm that the link is either of the form http://ir.inf.ed.ac.uk/ <text:s/>or a local link of #.html. This assumes there are no other servers or other forms of the URL that constitute as local. Also assumed is that the end of the URL has numeric values – my code does not contain any checks for otherwise. If the code is not local, the URL is discarded. During tests, I did not encounter any non-local links beginning with href. </text:span></text:p>
      <text:p text:style-name="Standard"><text:span text:style-name="T3">For each local URL found, the web crawler checks if it can be parsed based on robots.txt. If it can, it corrects the folder substructures to remove any ‘../’ within. The URL is now valid for adding to the list. The crawler next assigns the priority based on the page number of the URL. Since the frontier queue uses Python’s heapq ( a decision motivated by speed), popping a URL off the heap will result in the lowest number. Since our task specification involved prioritizing the highest number, the crawler takes one divided by the number – the larger the number, the smaller the priority. This way, the heap can still be used for efficiency, and the priorities can be based on the numbers. </text:span></text:p>
      <text:p text:style-name="Standard"><text:span text:style-name="T3">Finally, the crawler checks through both the list of visited URLs and URLs to visit. If the URL does not appear in either list, it is pushed onto the heap with a priority based on the inverse of the page number. This is done last to save computational waste – there is no need to iterate through a list if it can be invalidated in one step. </text:span></text:p>
      <text:p text:style-name="Standard"><text:span text:style-name="T3">Other speed concerns have arisen within the list of visited URLs. The crawler currently maintains this as an unordered list for simplicity. If speed were an issue, this list could be updated to lower the search times. However, this is not the bottleneck of the program – the crawl delay is (as showcased in the statistics summary below). </text:span></text:p>
      <text:p text:style-name="P3"><text:span text:style-name="T3">The crawler begins at the seed </text:span><text:a xlink:type="simple" xlink:href="http://ir.inf.ed.ac.uk/tts/A1/0943941/0943941.html"><text:span text:style-name="T4">http://ir.inf.ed.ac.uk/tts/A1/0943941/0943941.html</text:span></text:a><text:span text:style-name="T3"> and proceeds to crawl with the following statistics - </text:span></text:p>
      <text:p text:style-name="P4"><text:span text:style-name="T8">Statistics</text:span></text:p>
      <text:p text:style-name="Standard"><text:span text:style-name="T3">Here is a brief list of the statistics found during my testing period. Please note:</text:span></text:p>
      <text:p text:style-name="Standard"><text:span text:style-name="T3">1) During testing, I ran the code through my home network, to understand the speed limitations of a remote session. Web crawlers would not operate on a local level, so this test confirmed that timeouts/server response time did not affect the code. The results of the session are below as non-local session, with the result slower than the local (as expected). <text:s/></text:span></text:p>
      <text:p text:style-name="Standard"><text:span text:style-name="T3">2) To ensure the correctness of the pages added, I used a function that compared the length of a list (either the list of URLS to visit or already visited) to the length of the set of the list. This method would throw an error if a duplicate link would occur. This function was not present in the statistics below.</text:span></text:p>
      <text:p text:style-name="Standard"><text:span text:style-name="T3">3) A comparison between Beautiful Soup and my Parser shows that my parser improves the time by around 30 seconds. I would attribute this to the simplicity of my regular expression (ignoring valid characters and assuming only valid forms of http://). The Beautiful Soup method additionally has another method call between when it receives the trimmed HTML and when it starts its crawl – this could be the incremental result of this call. </text:span></text:p>
      <text:p text:style-name="P10"><text:span text:style-name="T3">4) I attempted other priority metrics to see how they would affect performances. I used the untouched URL number as a priority, so that lower numbers would be dealt with first. This method resulted in far fewer broken links (I believe the reason is because broken links are not added to the already viewed list). The second priority method was based on time - earlier entries receive the number of links the crawler has seen (increases over time). Results are detailed below. </text:span></text:p>
      <text:p text:style-name="Standard"><text:span text:style-name="T3">5) Unless otherwise stated, the statistics shown are for both my regular expression and beautiful soup, running on a local machine with normal priority, crawl delay and request rate. </text:span></text:p>
      <text:p text:style-name="P6"/>
      <text:p text:style-name="P5"><text:span text:style-name="T5">Crawler Runtimes</text:span></text:p>
      <text:p text:style-name="P8"><text:span text:style-name="T3"><text:tab/></text:span><text:span text:style-name="T6">Local</text:span><text:span text:style-name="T3">:<text:tab/><text:tab/><text:tab/><text:tab/>919.962 seconds or </text:span><text:bookmark text:name="cwos"/><text:span text:style-name="T3">1.153 seconds per valid page</text:span></text:p>
      <text:p text:style-name="P8"><text:span text:style-name="T3"><text:tab/></text:span><text:span text:style-name="T6">Non</text:span><text:span text:style-name="T3">-</text:span><text:span text:style-name="T6">Local</text:span><text:span text:style-name="T3">:<text:tab/><text:tab/><text:tab/>1189.437 seconds</text:span></text:p>
      <text:p text:style-name="P5"><text:span text:style-name="T3"><text:tab/></text:span><text:span text:style-name="T6">Beautiful</text:span><text:span text:style-name="T3"> </text:span><text:span text:style-name="T6">Soup</text:span><text:span text:style-name="T3">:<text:tab/><text:tab/>946.624 seconds</text:span></text:p>
      <text:p text:style-name="P5"><text:span text:style-name="T3"><text:tab/></text:span><text:span text:style-name="T6">Without Crawl Delay</text:span><text:span text:style-name="T3">: <text:tab/>12.423 seconds</text:span></text:p>
      <text:p text:style-name="P5"><text:span text:style-name="T3"><text:tab/></text:span><text:span text:style-name="T6">Without Request Rate</text:span><text:span text:style-name="T3">:<text:tab/><text:tab/>921.124 seconds</text:span></text:p>
      <text:p text:style-name="P5"><text:span text:style-name="T3"><text:tab/></text:span><text:span text:style-name="T6">Lower Number Priority</text:span><text:span text:style-name="T3">: <text:s text:c="8"/>883.471 seconds (with 64 broken links)</text:span></text:p>
      <text:p text:style-name="P5"><text:span text:style-name="T3"><text:tab/></text:span><text:span text:style-name="T7">Time As Priority</text:span><text:span text:style-name="T3">:<text:tab/><text:tab/>848.475 seconds (with 31 broken links)</text:span></text:p>
      <text:p text:style-name="P2"><text:tab/><text:tab/><text:tab/><text:span text:style-name="T12">Alternate priorities had same amount of crawled pages</text:span></text:p>
      <text:p text:style-name="P5"><text:span text:style-name="T5">Page Information</text:span></text:p>
      <text:p text:style-name="P5"><text:span text:style-name="T6">Links Found</text:span><text:span text:style-name="T3">: <text:s text:c="9"/></text:span></text:p>
      <text:p text:style-name="P5"><text:span text:style-name="T3"><text:s text:c="5"/>BeautifulSoup:<text:tab/>18019 <text:tab/><text:tab/></text:span></text:p>
      <text:p text:style-name="P5"><text:span text:style-name="T3"><text:s text:c="5"/>MyRegExp: <text:tab/>9910</text:span></text:p>
      <text:p text:style-name="P5"><text:span text:style-name="T3">Outside Links: <text:tab/>0</text:span></text:p>
      <text:p text:style-name="P6"/>
      <text:p text:style-name="P5"><text:span text:style-name="T6">Pages Discovered</text:span><text:span text:style-name="T3">: <text:s/><text:tab/>905 unique pages <text:tab/><text:tab/></text:span></text:p>
      <text:p text:style-name="P5"><text:span text:style-name="T6">Pages Crawled</text:span><text:span text:style-name="T3">: <text:tab/>798 Distinct Pages</text:span></text:p>
      <text:p text:style-name="P6"/>
      <text:p text:style-name="P5"><text:span text:style-name="T6">Errors</text:span><text:span text:style-name="T3">: <text:tab/><text:tab/>38 HTTP Error 505 - Bad Gateways</text:span></text:p>
      <text:p text:style-name="P5"><text:span text:style-name="T7"><text:s text:c="3"/>(standard run)</text:span><text:span text:style-name="T3"><text:tab/>35 HTTP Error 404 – Not Found (These contained link information for <text:tab/><text:tab/><text:tab/>CNN Money, but no content tags, so they were discarded)</text:span></text:p>
      <text:p text:style-name="P9"><text:span text:style-name="T3">34 HTTP Error 404 – Not Found (These were blank pages without any information)</text:span></text:p>
      <text:p text:style-name="P9"><text:span text:style-name="T3">107 Total unparsed pages (pages without content tags)</text:span></text:p>
      <text:p text:style-name="P6"/>
      <text:p text:style-name="P5"><text:span text:style-name="T5">Modules/Software Packages Used - </text:span><text:span text:style-name="T3">RobotParser, Urllib, Re, Heapq, Time, BeautifulSo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Bitstream Vera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fo:line-height="100%" fo:orphans="2" fo:widows="2" fo:text-indent="1.27cm" style:auto-text-indent="fals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1.27cm" fo:margin-right="0cm" fo:text-indent="1.27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text:start-value="9">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text:start-value="2">
        <style:list-level-properties text:list-level-position-and-space-mode="label-alignment">
          <style:list-level-label-alignment text:label-followed-by="listtab" fo:text-indent="-1.27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1.27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0.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1.4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9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meta:initial-creator>
    <dc:creator>Scott Hofman</dc:creator>
    <meta:editing-cycles>40</meta:editing-cycles>
    <meta:creation-date>2012-10-04T09:17:00</meta:creation-date>
    <dc:date>2012-10-04T19:56:25</dc:date>
    <meta:editing-duration>PT1H17M58S</meta:editing-duration>
    <meta:generator>LibreOffice/3.4$Unix LibreOffice_project/340m1$Build-502</meta:generator>
    <meta:printed-by>Scott Hofman</meta:printed-by>
    <meta:print-date>2012-10-04T19:46:45</meta:print-date>
    <meta:document-statistic meta:table-count="0" meta:image-count="0" meta:object-count="0" meta:page-count="2" meta:paragraph-count="40" meta:word-count="1177" meta:character-count="6972" meta:non-whitespace-character-count="57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